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9fa" officeooo:paragraph-rsid="000da9fa"/>
    </style:style>
    <style:style style:name="P2" style:family="paragraph" style:parent-style-name="Standard">
      <style:text-properties officeooo:rsid="000da9fa" officeooo:paragraph-rsid="000df696"/>
    </style:style>
    <style:style style:name="P3" style:family="paragraph" style:parent-style-name="Standard">
      <style:text-properties fo:font-size="12pt" officeooo:paragraph-rsid="000df696" style:font-size-asian="12pt" style:font-size-complex="12pt"/>
    </style:style>
    <style:style style:name="P4" style:family="paragraph" style:parent-style-name="Standard">
      <style:text-properties fo:font-size="12pt" officeooo:rsid="000df696" officeooo:paragraph-rsid="000df696" style:font-size-asian="12pt" style:font-size-complex="12pt"/>
    </style:style>
    <style:style style:name="P5" style:family="paragraph" style:parent-style-name="Standard">
      <style:text-properties fo:font-size="12pt" officeooo:rsid="000e8914" officeooo:paragraph-rsid="000df696" style:font-size-asian="12pt" style:font-size-complex="12pt"/>
    </style:style>
    <style:style style:name="P6" style:family="paragraph" style:parent-style-name="Standard">
      <style:text-properties fo:font-size="12pt" officeooo:rsid="000e8914" officeooo:paragraph-rsid="000f744c" style:font-size-asian="12pt" style:font-size-complex="12pt"/>
    </style:style>
    <style:style style:name="P7" style:family="paragraph" style:parent-style-name="Standard">
      <style:text-properties fo:font-size="12pt" officeooo:rsid="000f744c" officeooo:paragraph-rsid="000f744c" style:font-size-asian="12pt" style:font-size-complex="12pt"/>
    </style:style>
    <style:style style:name="P8" style:family="paragraph" style:parent-style-name="Standard">
      <style:paragraph-properties fo:text-align="justify" style:justify-single-word="false"/>
      <style:text-properties fo:font-size="11pt" fo:font-weight="normal" officeooo:rsid="00135288" officeooo:paragraph-rsid="00135288" style:font-size-asian="11pt" style:font-weight-asian="normal" style:font-weight-complex="normal"/>
    </style:style>
    <style:style style:name="P9" style:family="paragraph" style:parent-style-name="Standard">
      <style:paragraph-properties fo:break-before="page"/>
      <style:text-properties officeooo:rsid="000da9fa" officeooo:paragraph-rsid="000da9fa"/>
    </style:style>
    <style:style style:name="P10" style:family="paragraph" style:parent-style-name="Standard">
      <style:paragraph-properties fo:text-align="justify" style:justify-single-word="false" fo:break-before="page"/>
      <style:text-properties fo:font-size="11pt" fo:font-weight="bold" officeooo:rsid="000da9fa" officeooo:paragraph-rsid="00135288" style:font-size-asian="11pt" style:font-weight-asian="bold" style:font-weight-complex="bold"/>
    </style:style>
    <style:style style:name="P11" style:family="paragraph" style:parent-style-name="Standard">
      <style:paragraph-properties fo:break-before="column"/>
      <style:text-properties officeooo:rsid="000da9fa" officeooo:paragraph-rsid="000da9fa"/>
    </style:style>
    <style:style style:name="P12" style:family="paragraph" style:parent-style-name="Standard">
      <style:paragraph-properties fo:margin-left="0in" fo:margin-right="0in" fo:text-indent="0in" style:auto-text-indent="false"/>
      <style:text-properties fo:font-size="12pt" officeooo:rsid="000f744c" officeooo:paragraph-rsid="000f744c" style:font-size-asian="12pt" style:font-size-complex="12pt"/>
    </style:style>
    <style:style style:name="P13" style:family="paragraph" style:parent-style-name="Standard">
      <style:paragraph-properties fo:margin-left="0in" fo:margin-right="0in" fo:text-indent="0in" style:auto-text-indent="false"/>
      <style:text-properties fo:font-size="12pt" officeooo:rsid="001113be" officeooo:paragraph-rsid="001113be" style:font-size-asian="12pt" style:font-size-complex="12pt"/>
    </style:style>
    <style:style style:name="P14" style:family="paragraph" style:parent-style-name="Standard">
      <style:paragraph-properties fo:margin-left="0in" fo:margin-right="0in" fo:text-align="justify" style:justify-single-word="false" fo:text-indent="0in" style:auto-text-indent="false"/>
      <style:text-properties fo:font-size="11pt" fo:font-weight="normal" officeooo:rsid="00135288" officeooo:paragraph-rsid="00135288" style:font-size-asian="11pt" style:font-weight-asian="normal" style:font-weight-complex="normal"/>
    </style:style>
    <style:style style:name="P15" style:family="paragraph">
      <style:text-properties fo:font-size="12pt"/>
    </style:style>
    <style:style style:name="P16" style:family="paragraph">
      <style:paragraph-properties fo:text-align="center"/>
    </style:style>
    <style:style style:name="T1" style:family="text">
      <style:text-properties officeooo:rsid="000df696"/>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font-name="Times New Roman1" fo:letter-spacing="normal" fo:font-style="normal" fo:font-weight="normal" officeooo:rsid="000e8914"/>
    </style:style>
    <style:style style:name="T4" style:family="text">
      <style:text-properties fo:font-variant="normal" fo:text-transform="none" fo:color="#000000" style:font-name="Times New Roman1" fo:letter-spacing="normal" fo:font-style="normal" fo:font-weight="normal" officeooo:rsid="000f744c"/>
    </style:style>
    <style:style style:name="T5" style:family="text">
      <style:text-properties fo:font-variant="normal" fo:text-transform="none" fo:color="#000000" style:font-name="Times New Roman1" fo:letter-spacing="normal" fo:font-style="normal" fo:font-weight="normal" style:font-weight-asian="normal" style:font-weight-complex="normal"/>
    </style:style>
    <style:style style:name="T6" style:family="text">
      <style:text-properties fo:font-variant="normal" fo:text-transform="none" fo:color="#000000" style:font-name="Times New Roman1" fo:letter-spacing="normal" fo:font-style="normal" fo:font-weight="normal" officeooo:rsid="001113be"/>
    </style:style>
    <style:style style:name="T7" style:family="text">
      <style:text-properties officeooo:rsid="000e8914"/>
    </style:style>
    <style:style style:name="T8" style:family="text">
      <style:text-properties fo:font-size="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8882in" fo:min-width="1.0736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9098in" fo:min-width="1.1646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3126in" fo:min-width="2.4311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898in" fo:min-width="2.4535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2543in" fo:min-width="2.5236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2311in" fo:min-width="2.5346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4283in" fo:min-width="2.628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architecture document<text:line-break/></text:p>
      <text:p text:style-name="P9">//Muc luc</text:p>
      <text:p text:style-name="P9">1. Introduction</text:p>
      <text:p text:style-name="P1">1.1 Purpose of the Document</text:p>
      <text:p text:style-name="P1">This document provides the architecture outline of the Multichoice Test Maker system.</text:p>
      <text:p text:style-name="P1">Different architectural views are used to illustrate different aspects of the system. This document also presents the significant architectural decisions that are made on the system.</text:p>
      <text:p text:style-name="P1">1.2 Scope</text:p>
      <text:p text:style-name="P1">The scope of the document is to describe the architectural goals and constraints, the Use Case View, the Logical View, the Process View, the Deployment View and the Implementation View, based on the “4 + 1 View Model”.</text:p>
      <text:p text:style-name="P1">1.3 Definitions, Acronyms, and Abbreviations</text:p>
      <text:p text:style-name="P2">- <text:span text:style-name="T1">Architecture View “A view of the system architecture from a given perspective; it focuses primarily on structure, modularity, essential components, and the main control flows”.</text:span></text:p>
      <text:p text:style-name="P2"><text:span text:style-name="T1">//co cai gi thay “hoi kho hieu” thi add them vao =))</text:span></text:p>
      <text:p text:style-name="P2">-<text:span text:style-name="T7">I3EM – IEEE Montreal</text:span></text:p>
      <text:p text:style-name="P2"/>
      <text:p text:style-name="P2"><text:span text:style-name="T1">1.4 References</text:span></text:p>
      <text:p text:style-name="P3"><text:span text:style-name="T1">1. </text:span><text:span text:style-name="T2">Software engineering 9, Ian Sommerville</text:span></text:p>
      <text:p text:style-name="P4"><text:span text:style-name="T2">2. Kruchtem. Phillippe (1995, November), Architecturak Blueprints – The “4 +1” </text:span><text:span text:style-name="T3">View Model of Software Architcture, IEEE Software 12(6), pp.42 -50.</text:span></text:p>
      <text:p text:style-name="P5"><text:span text:style-name="T2"/></text:p>
      <text:p text:style-name="P6"><text:span text:style-name="T3"/></text:p>
      <text:p text:style-name="P6"><text:span text:style-name="T4">2</text:span><text:span text:style-name="T2">. Architectural Goals and Constraints //mo ta tong quan ve phan mem dang thiet ke, meo biet viet</text:span></text:p>
      <text:p text:style-name="P7"><text:span text:style-name="T2"/></text:p>
      <text:p text:style-name="P7"><text:span text:style-name="T2"/></text:p>
      <text:p text:style-name="P7"><text:span text:style-name="T2">3. Use – Case View</text:span></text:p>
      <text:p text:style-name="P12"><text:span text:style-name="T2">The use cases in this system are listed below. Use cases in </text:span><text:span text:style-name="T5">bold</text:span><text:span text:style-name="T2"> are significant to the architecture. A description of the use cases can be found later in this section.</text:span></text:p>
      <text:p text:style-name="P12"><text:span text:style-name="T2">Create User</text:span></text:p>
      <text:p text:style-name="P12"><text:span text:style-name="T2">Modify User Account</text:span></text:p>
      <text:p text:style-name="P12"><text:span text:style-name="T6">Add</text:span><text:span text:style-name="T2"> question</text:span><text:span text:style-name="T6">s</text:span><text:span text:style-name="T2">/</text:span><text:span text:style-name="T6">answers</text:span></text:p>
      <text:p text:style-name="P13"><text:span text:style-name="T2">Review questions/answers</text:span></text:p>
      <text:p text:style-name="P13"><text:span text:style-name="T2">The following diagrams depict the use cases in the system:</text:span></text:p>
      <text:p text:style-name="P13"><text:span text:style-name="T2"/></text:p>
      <text:p text:style-name="P12"><draw:custom-shape text:anchor-type="paragraph" draw:z-index="0" draw:name="Shape1" draw:style-name="gr1" svg:width="1.1697in" svg:height="0.9843in" svg:x="0.5398in" svg:y="0.161in"><text:p>Person A:</text:p><text:p>Create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15" svg:width="2.4315in" svg:height="0.313in" svg:x="3.6189in" svg:y="0.0571in"><text:p><text:span text:style-name="T8">Create User</text:span></text:p><draw:enhanced-geometry svg:viewBox="0 0 21600 21600" draw:type="rectangle" draw:enhanced-path="M 0 0 L 21600 0 21600 21600 0 21600 0 0 Z N"/></draw:custom-shape><draw:line text:anchor-type="paragraph" draw:z-index="7" draw:name="Shape8" draw:style-name="gr8" draw:text-style-name="P16" svg:x1="1.7091in" svg:y1="0.5665in" svg:x2="3.6189in" svg:y2="0.161in"><text:p/></draw:line><draw:line text:anchor-type="paragraph" draw:z-index="11" draw:name="Shape12" draw:style-name="gr8" draw:text-style-name="P16" svg:x1="1.7091in" svg:y1="2.3831in" svg:x2="3.6189in" svg:y2="0.161in"><text:p/></draw:line><text:span text:style-name="T2"/></text:p>
      <text:p text:style-name="P12"><text:span text:style-name="T2"/></text:p>
      <text:p text:style-name="P2"><draw:custom-shape text:anchor-type="paragraph" draw:z-index="3" draw:name="Shape4" draw:style-name="gr4" svg:width="2.4539in" svg:height="0.2898in" svg:x="3.6417in" svg:y="0.1484in"><text:p>Modify User Account</text:p><draw:enhanced-geometry svg:viewBox="0 0 21600 21600" draw:type="rectangle" draw:enhanced-path="M 0 0 L 21600 0 21600 21600 0 21600 0 0 Z N"/></draw:custom-shape></text:p>
      <text:p text:style-name="P1"><draw:line text:anchor-type="paragraph" draw:z-index="8" draw:name="Shape9" draw:style-name="gr8" draw:text-style-name="P16" svg:x1="1.7091in" svg:y1="0.1067in" svg:x2="3.6417in" svg:y2="0.0957in"><text:p/></draw:line><draw:line text:anchor-type="paragraph" draw:z-index="9" draw:name="Shape10" draw:style-name="gr8" draw:text-style-name="P16" svg:x1="1.7091in" svg:y1="0.1071in" svg:x2="3.6646in" svg:y2="0.6626in"><text:p/></draw:line><draw:line text:anchor-type="paragraph" draw:z-index="10" draw:name="Shape11" draw:style-name="gr8" draw:text-style-name="P16" svg:x1="1.7091in" svg:y1="0.1882in" svg:x2="3.6992in" svg:y2="1.9709in"><text:p/></draw:line><draw:line text:anchor-type="paragraph" draw:z-index="12" draw:name="Shape13" draw:style-name="gr8" draw:text-style-name="P16" svg:x1="1.7665in" svg:y1="1.9016in" svg:x2="3.6646in" svg:y2="0.1071in"><text:p/></draw:line></text:p>
      <text:p text:style-name="P11"><draw:custom-shape text:anchor-type="paragraph" draw:z-index="1" draw:name="Shape2" draw:style-name="gr2" svg:width="1.2622in" svg:height="1.0071in" svg:x="0.5047in" svg:y="1.5244in"><text:p>Person B:</text:p><text:p>Do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svg:width="2.524in" svg:height="0.2543in" svg:x="3.6646in" svg:y="0.3209in"><text:p>Add question</text:p><draw:enhanced-geometry svg:viewBox="0 0 21600 21600" draw:type="rectangle" draw:enhanced-path="M 0 0 L 21600 0 21600 21600 0 21600 0 0 Z N"/></draw:custom-shape><draw:custom-shape text:anchor-type="paragraph" draw:z-index="5" draw:name="Shape6" draw:style-name="gr6" svg:width="2.535in" svg:height="0.2315in" svg:x="3.6764in" svg:y="0.8528in"><text:p>Add answers</text:p><draw:enhanced-geometry svg:viewBox="0 0 21600 21600" draw:type="rectangle" draw:enhanced-path="M 0 0 L 21600 0 21600 21600 0 21600 0 0 Z N"/></draw:custom-shape><draw:custom-shape text:anchor-type="paragraph" draw:z-index="6" draw:name="Shape7" draw:style-name="gr7" svg:width="2.628in" svg:height="0.4287in" svg:x="3.6992in" svg:y="1.6516in"><text:p>Review questions/answers</text:p><draw:enhanced-geometry svg:viewBox="0 0 21600 21600" draw:type="rectangle" draw:enhanced-path="M 0 0 L 21600 0 21600 21600 0 21600 0 0 Z N"/></draw:custom-shape><draw:line text:anchor-type="paragraph" draw:z-index="13" draw:name="Shape14" draw:style-name="gr8" draw:text-style-name="P16" svg:x1="1.7665in" svg:y1="2.0331in" svg:x2="3.6646in" svg:y2="0.9339in"><text:p/></draw:line><draw:line text:anchor-type="paragraph" draw:z-index="14" draw:name="Shape15" draw:style-name="gr8" draw:text-style-name="P16" svg:x1="1.7665in" svg:y1="2.2535in" svg:x2="3.6992in" svg:y2="1.9409in"><text:p/></draw:line></text:p>
      <text:p text:style-name="P10">Significant Use Case Descriptions</text:p>
      <text:p text:style-name="P8">Create User</text:p>
      <text:p text:style-name="P8">This use case occurs when an administrator wishes to add a new user account.</text:p>
      <text:p text:style-name="P8">Modify User Account</text:p>
      <text:p text:style-name="P14">This use case occurs when an administrator wishes to change an existing user account.</text:p>
      <text:p text:style-name="P14">Add questions</text:p>
      <text:p text:style-name="P14">This use case occurs when a user wishes to create a new test.</text:p>
      <text:p text:style-name="P14">Add answers</text:p>
      <text:p text:style-name="P14">This use case occurs when a user wishes to make a multichoice answers.</text:p>
      <text:p text:style-name="P14">Review questions/answers</text:p>
      <text:p text:style-name="P14">This use case occurs when a user wishes to review their tes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56:54.319590839</meta:creation-date>
    <dc:date>2016-11-13T16:16:38.957009759</dc:date>
    <meta:editing-duration>PT19M36S</meta:editing-duration>
    <meta:editing-cycles>3</meta:editing-cycles>
    <meta:generator>LibreOffice/5.1.4.2$Linux_x86 LibreOffice_project/10m0$Build-2</meta:generator>
    <meta:document-statistic meta:table-count="0" meta:image-count="0" meta:object-count="0" meta:page-count="4" meta:paragraph-count="34" meta:word-count="317" meta:character-count="1953" meta:non-whitespace-character-count="1666"/>
  </office:meta>
</office:document-meta>
</file>